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860000002A1A58B2ECF0E6547E.png" manifest:media-type="image/png"/>
  <manifest:file-entry manifest:full-path="Pictures/10000000000005860000002AD6AF8E0894905DCC.png" manifest:media-type="image/png"/>
  <manifest:file-entry manifest:full-path="Pictures/10000000000005860000002A78A2C1AD395C6F8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Segoe UI" svg:font-family="'Segoe UI'" style:font-family-generic="swiss" style:font-pitch="variable"/>
    <style:font-face style:name="SimSun" svg:font-family="SimSun, 宋体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3.6326in" fo:margin-left="-0.075in" table:align="left" style:writing-mode="lr-tb"/>
    </style:style>
    <style:style style:name="Table1.A" style:family="table-column">
      <style:table-column-properties style:column-width="3.6326in"/>
    </style:style>
    <style:style style:name="Table1.1" style:family="table-row">
      <style:table-row-properties style:min-row-height="0.8201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List_20_Paragraph">
      <style:text-properties style:font-name="Arial1" fo:font-size="12pt" style:font-name-asian="Arial1" style:font-size-asian="12pt" style:font-name-complex="Arial1"/>
    </style:style>
    <style:style style:name="P2" style:family="paragraph" style:parent-style-name="List_20_Paragraph" style:list-style-name="WW8Num18">
      <style:paragraph-properties fo:margin-top="0in" fo:margin-bottom="0in" style:contextual-spacing="true"/>
    </style:style>
    <style:style style:name="P3" style:family="paragraph" style:parent-style-name="List_20_Paragraph" style:list-style-name="WW8Num14">
      <style:paragraph-properties fo:margin-top="0in" fo:margin-bottom="0in" style:contextual-spacing="true"/>
      <style:text-properties style:font-name="Times New Roman" fo:font-size="11pt" style:font-name-asian="SimSun" style:font-size-asian="11pt" style:font-name-complex="Times New Roman" style:font-size-complex="11pt"/>
    </style:style>
    <style:style style:name="P4" style:family="paragraph" style:parent-style-name="List_20_Paragraph" style:list-style-name="WW8Num18">
      <style:paragraph-properties fo:margin-top="0in" fo:margin-bottom="0in" style:contextual-spacing="true"/>
      <style:text-properties style:font-name="Times New Roman" fo:font-size="11pt" style:font-name-asian="SimSun" style:font-size-asian="11pt" style:font-name-complex="Times New Roman" style:font-size-complex="11pt"/>
    </style:style>
    <style:style style:name="P5" style:family="paragraph" style:parent-style-name="List_20_Paragraph" style:list-style-name="WW8Num14">
      <style:paragraph-properties fo:margin-top="0in" fo:margin-bottom="0in" style:contextual-spacing="true"/>
      <style:text-properties style:font-name="Times New Roman" fo:font-size="11pt" fo:language="en" fo:country="US" style:font-name-asian="SimSun" style:font-size-asian="11pt" style:font-name-complex="Times New Roman" style:font-size-complex="11pt"/>
    </style:style>
    <style:style style:name="P6" style:family="paragraph" style:parent-style-name="List_20_Paragraph" style:list-style-name="WW8Num18">
      <style:paragraph-properties fo:margin-top="0in" fo:margin-bottom="0in" style:contextual-spacing="true"/>
      <style:text-properties style:font-name="Times New Roman" fo:font-size="11pt" fo:language="en" fo:country="US" style:font-name-asian="SimSun" style:font-size-asian="11pt" style:font-name-complex="Times New Roman" style:font-size-complex="11pt"/>
    </style:style>
    <style:style style:name="P7" style:family="paragraph" style:parent-style-name="No_20_Spacing" style:list-style-name="WW8Num13">
      <style:paragraph-properties>
        <style:tab-stops>
          <style:tab-stop style:position="0.5835in"/>
        </style:tab-stops>
      </style:paragraph-properties>
      <style:text-properties style:font-name="Times New Roman" fo:font-size="11pt" style:font-size-asian="11pt" style:font-name-complex="Times New Roman" style:font-size-complex="11pt"/>
    </style:style>
    <style:style style:name="P8" style:family="paragraph" style:parent-style-name="No_20_Spacing" style:list-style-name="WW8Num1">
      <style:text-properties style:font-name="Times New Roman" fo:font-size="11pt" style:font-size-asian="11pt" style:font-name-complex="Times New Roman" style:font-size-complex="11pt"/>
    </style:style>
    <style:style style:name="P9" style:family="paragraph" style:parent-style-name="No_20_Spacing" style:list-style-name="WW8Num15">
      <style:text-properties style:font-name="Times New Roman" fo:font-size="11pt" fo:language="en" fo:country="US" style:font-size-asian="11pt" style:font-name-complex="Times New Roman" style:font-size-complex="11pt"/>
    </style:style>
    <style:style style:name="P10" style:family="paragraph" style:parent-style-name="No_20_Spacing">
      <style:text-properties style:font-name="Times New Roman" fo:font-size="11pt" fo:language="en" fo:country="US" style:font-size-asian="11pt" style:font-name-complex="Times New Roman" style:font-size-complex="11pt"/>
    </style:style>
    <style:style style:name="P11" style:family="paragraph" style:parent-style-name="No_20_Spacing" style:list-style-name="WW8Num1">
      <style:text-properties style:font-name="Times New Roman" fo:font-size="11pt" fo:language="en" fo:country="US" style:font-size-asian="11pt" style:font-name-complex="Times New Roman" style:font-size-complex="11pt"/>
    </style:style>
    <style:style style:name="P12" style:family="paragraph" style:parent-style-name="No_20_Spacing">
      <style:paragraph-properties fo:margin-left="0in" fo:margin-right="0in" fo:text-indent="0.2299in" style:auto-text-indent="false"/>
      <style:text-properties style:font-name="Times New Roman" fo:font-size="11pt" fo:language="en" fo:country="US" fo:font-weight="bold" style:font-size-asian="11pt" style:font-weight-asian="bold" style:font-name-complex="Times New Roman" style:font-size-complex="11pt" style:font-weight-complex="bold"/>
    </style:style>
    <style:style style:name="P13" style:family="paragraph" style:parent-style-name="No_20_Spacing" style:list-style-name="WW8Num2">
      <style:paragraph-properties>
        <style:tab-stops>
          <style:tab-stop style:position="0.5835in"/>
        </style:tab-stops>
      </style:paragraph-properties>
      <style:text-properties style:font-name="Times New Roman" fo:font-size="11pt" fo:language="en" fo:country="US" fo:font-weight="bold" officeooo:paragraph-rsid="00048048" style:font-size-asian="11pt" style:font-weight-asian="bold" style:font-name-complex="Times New Roman" style:font-size-complex="11pt" style:font-weight-complex="bold"/>
    </style:style>
    <style:style style:name="P14" style:family="paragraph" style:parent-style-name="No_20_Spacing">
      <style:paragraph-properties>
        <style:tab-stops>
          <style:tab-stop style:position="0.5835in"/>
        </style:tab-stops>
      </style:paragraph-properties>
      <style:text-properties style:font-name="Times New Roman" fo:font-size="11pt" fo:language="en" fo:country="US" fo:font-weight="bold" style:font-size-asian="11pt" style:font-weight-asian="bold" style:font-name-complex="Times New Roman" style:font-size-complex="11pt" style:font-weight-complex="bold"/>
    </style:style>
    <style:style style:name="P15" style:family="paragraph" style:parent-style-name="No_20_Spacing">
      <style:paragraph-properties fo:margin-left="0.7335in" fo:margin-right="0in" fo:text-indent="0in" style:auto-text-indent="false">
        <style:tab-stops>
          <style:tab-stop style:position="0.5835in"/>
        </style:tab-stops>
      </style:paragraph-properties>
      <style:text-properties style:font-name="Times New Roman" fo:font-size="11pt" fo:language="en" fo:country="US" fo:font-weight="bold" style:font-size-asian="11pt" style:font-weight-asian="bold" style:font-name-complex="Times New Roman" style:font-size-complex="11pt" style:font-weight-complex="bold"/>
    </style:style>
    <style:style style:name="P16" style:family="paragraph" style:parent-style-name="No_20_Spacing">
      <style:text-properties style:font-name="Times New Roman" fo:font-size="11pt" fo:language="en" fo:country="US" fo:font-weight="bold" style:font-size-asian="11pt" style:font-weight-asian="bold" style:font-name-complex="Times New Roman" style:font-size-complex="11pt" style:font-weight-complex="bold"/>
    </style:style>
    <style:style style:name="P17" style:family="paragraph" style:parent-style-name="No_20_Spacing" style:list-style-name="WW8Num17">
      <style:paragraph-properties>
        <style:tab-stops>
          <style:tab-stop style:position="0.5835in"/>
        </style:tab-stops>
      </style:paragraph-properties>
      <style:text-properties style:font-name="Times New Roman" style:font-name-complex="Times New Roman"/>
    </style:style>
    <style:style style:name="P18" style:family="paragraph" style:parent-style-name="No_20_Spacing" style:list-style-name="WW8Num2">
      <style:paragraph-properties>
        <style:tab-stops>
          <style:tab-stop style:position="0.5835in"/>
        </style:tab-stops>
      </style:paragraph-properties>
      <style:text-properties style:font-name="Times New Roman" officeooo:paragraph-rsid="00048048" style:font-name-complex="Times New Roman"/>
    </style:style>
    <style:style style:name="P19" style:family="paragraph" style:parent-style-name="No_20_Spacing">
      <style:text-properties style:font-name="Roboto" fo:font-size="9pt" fo:language="en" fo:country="US" style:font-size-asian="9pt" style:font-name-complex="Roboto" style:font-size-complex="9pt"/>
    </style:style>
    <style:style style:name="P20" style:family="paragraph" style:parent-style-name="No_20_Spacing" style:list-style-name="WW8Num2">
      <style:paragraph-properties fo:margin-left="0in" fo:margin-right="0in" fo:text-indent="0in" style:auto-text-indent="false"/>
    </style:style>
    <style:style style:name="P21" style:family="paragraph" style:parent-style-name="No_20_Spacing" style:list-style-name="WW8Num15">
      <style:paragraph-properties fo:margin-left="0.5043in" fo:margin-right="-0.2756in" fo:margin-top="0in" fo:margin-bottom="0.1665in" style:contextual-spacing="true" fo:keep-together="always" fo:orphans="0" fo:widows="0" fo:text-indent="-0.248in" style:auto-text-indent="false"/>
    </style:style>
    <style:style style:name="P22" style:family="paragraph" style:parent-style-name="No_20_Spacing" style:list-style-name="WW8Num15">
      <style:paragraph-properties fo:margin-left="0.4957in" fo:margin-right="0in" fo:margin-top="0in" fo:margin-bottom="0.1665in" style:contextual-spacing="true" fo:orphans="0" fo:widows="0" fo:text-indent="-0.248in" style:auto-text-indent="false"/>
    </style:style>
    <style:style style:name="P23" style:family="paragraph" style:parent-style-name="No_20_Spacing" style:list-style-name="WW8Num15"/>
    <style:style style:name="P24" style:family="paragraph" style:parent-style-name="No_20_Spacing" style:list-style-name="WW8Num13">
      <style:paragraph-properties>
        <style:tab-stops>
          <style:tab-stop style:position="0.5835in"/>
        </style:tab-stops>
      </style:paragraph-properties>
    </style:style>
    <style:style style:name="P25" style:family="paragraph" style:parent-style-name="No_20_Spacing" style:list-style-name="WW8Num17">
      <style:paragraph-properties>
        <style:tab-stops>
          <style:tab-stop style:position="0.5835in"/>
        </style:tab-stops>
      </style:paragraph-properties>
    </style:style>
    <style:style style:name="P26" style:family="paragraph" style:parent-style-name="No_20_Spacing" style:list-style-name="WW8Num16">
      <style:paragraph-properties fo:margin-left="0.5in" fo:margin-right="-0.9055in" fo:text-indent="-0.25in" style:auto-text-indent="false"/>
    </style:style>
    <style:style style:name="P27" style:family="paragraph" style:parent-style-name="No_20_Spacing" style:list-style-name="WW8Num5"/>
    <style:style style:name="P28" style:family="paragraph" style:parent-style-name="No_20_Spacing" style:list-style-name="WW8Num4"/>
    <style:style style:name="P29" style:family="paragraph" style:parent-style-name="No_20_Spacing" style:list-style-name="WW8Num2">
      <style:paragraph-properties>
        <style:tab-stops>
          <style:tab-stop style:position="0.5835in"/>
        </style:tab-stops>
      </style:paragraph-properties>
      <style:text-properties officeooo:paragraph-rsid="00048048"/>
    </style:style>
    <style:style style:name="P30" style:family="paragraph" style:parent-style-name="Standard" style:master-page-name="Standard">
      <style:paragraph-properties fo:margin-left="0in" fo:margin-right="0.222in" style:line-height-at-least="0in" fo:text-align="center" style:justify-single-word="false" fo:text-indent="0in" style:auto-text-indent="false" style:page-number="1"/>
    </style:style>
    <style:style style:name="P31" style:family="paragraph" style:parent-style-name="Standard">
      <style:paragraph-properties style:line-height-at-least="0in" fo:text-align="center" style:justify-single-word="false"/>
    </style:style>
    <style:style style:name="P32" style:family="paragraph" style:parent-style-name="Standard">
      <style:paragraph-properties fo:line-height="0.0193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33" style:family="paragraph" style:parent-style-name="Standard">
      <style:paragraph-properties fo:line-height="0.0138in"/>
      <style:text-properties style:font-name="Times New Roman" fo:font-size="12pt" fo:font-weight="bold" style:font-name-asian="Times New Roman" style:font-size-asian="12pt" style:font-weight-asian="bold" style:font-name-complex="Times New Roman" style:font-size-complex="11pt"/>
    </style:style>
    <style:style style:name="P34" style:family="paragraph" style:parent-style-name="Standard">
      <style:paragraph-properties fo:line-height="0.0575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35" style:family="paragraph" style:parent-style-name="Standard">
      <style:paragraph-properties fo:line-height="0.139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36" style:family="paragraph" style:parent-style-name="Standard">
      <style:paragraph-properties fo:line-height="0.0138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37" style:family="paragraph" style:parent-style-name="Standard">
      <style:paragraph-properties style:line-height-at-least="0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38" style:family="paragraph" style:parent-style-name="Standard">
      <style:paragraph-properties fo:line-height="0.0138in"/>
      <style:text-properties style:font-name="Times New Roman" fo:font-size="12pt" style:font-name-asian="Times New Roman" style:font-size-asian="12pt" style:font-name-complex="Times New Roman"/>
    </style:style>
    <style:style style:name="P39" style:family="paragraph" style:parent-style-name="Standard">
      <style:paragraph-properties fo:line-height="0.0016in"/>
      <style:text-properties style:font-name="Times New Roman" fo:font-size="12pt" style:font-name-asian="Times New Roman" style:font-size-asian="12pt" style:font-name-complex="Times New Roman"/>
    </style:style>
    <style:style style:name="P40" style:family="paragraph" style:parent-style-name="Standard">
      <style:paragraph-properties fo:line-height="0.0138in"/>
      <style:text-properties style:font-name="Times New Roman" fo:font-size="12pt" style:font-name-asian="Times New Roman" style:font-size-asian="12pt" style:font-name-complex="Times New Roman"/>
    </style:style>
    <style:style style:name="P41" style:family="paragraph" style:parent-style-name="Standard">
      <style:paragraph-properties fo:line-height="0.1744in"/>
      <style:text-properties style:font-name="Times New Roman" fo:font-size="12pt" style:font-name-asian="Times New Roman" style:font-size-asian="12pt" style:font-name-complex="Times New Roman"/>
    </style:style>
    <style:style style:name="P42" style:family="paragraph" style:parent-style-name="Standard">
      <style:paragraph-properties fo:line-height="0.2602in"/>
      <style:text-properties style:font-name="Times New Roman" fo:font-size="12pt" style:font-name-asian="Times New Roman" style:font-size-asian="12pt" style:font-name-complex="Times New Roman"/>
    </style:style>
    <style:style style:name="P43" style:family="paragraph" style:parent-style-name="Standard">
      <style:paragraph-properties fo:line-height="0.222in"/>
      <style:text-properties style:font-name="Times New Roman" fo:font-size="12pt" style:font-name-asian="Times New Roman" style:font-size-asian="12pt" style:font-name-complex="Times New Roman"/>
    </style:style>
    <style:style style:name="P44" style:family="paragraph" style:parent-style-name="Standard">
      <style:paragraph-properties fo:line-height="0.0146in"/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6pt"/>
    </style:style>
    <style:style style:name="P45" style:family="paragraph" style:parent-style-name="Standard">
      <style:paragraph-properties fo:margin-left="0.1665in" fo:margin-right="0in" style:line-height-at-least="0in" fo:text-indent="0in" style:auto-text-indent="false"/>
      <style:text-properties style:font-name="Times New Roman" fo:font-size="11pt" fo:font-weight="bold" style:font-name-asian="Times New Roman" style:font-size-asian="11pt" style:font-weight-asian="bold" style:font-name-complex="Times New Roman"/>
    </style:style>
    <style:style style:name="P46" style:family="paragraph" style:parent-style-name="Standard" style:list-style-name="WW8Num8">
      <style:paragraph-properties fo:margin-left="0.4307in" fo:margin-right="0in" style:line-height-at-least="0in" fo:text-indent="-0.2492in" style:auto-text-indent="false">
        <style:tab-stops>
          <style:tab-stop style:position="0.4307in"/>
        </style:tab-stops>
      </style:paragraph-properties>
      <style:text-properties style:font-name="Times New Roman" fo:font-size="11pt" fo:font-weight="bold" style:font-name-asian="Times New Roman" style:font-size-asian="11pt" style:font-weight-asian="bold" style:font-name-complex="Times New Roman"/>
    </style:style>
    <style:style style:name="P47" style:family="paragraph" style:parent-style-name="Standard">
      <style:paragraph-properties style:line-height-at-least="0in"/>
      <style:text-properties style:font-name="Times New Roman" fo:font-size="11pt" fo:font-weight="bold" style:font-name-asian="Times New Roman" style:font-size-asian="11pt" style:font-weight-asian="bold" style:font-name-complex="Times New Roman"/>
    </style:style>
    <style:style style:name="P48" style:family="paragraph" style:parent-style-name="Standard">
      <style:paragraph-properties fo:margin-left="0.0693in" fo:margin-right="0in" style:line-height-at-least="0in" fo:text-indent="0in" style:auto-text-indent="false"/>
      <style:text-properties style:font-name="Times New Roman" fo:font-size="11pt" fo:font-weight="bold" style:font-name-asian="Times New Roman" style:font-size-asian="11pt" style:font-weight-asian="bold" style:font-name-complex="Times New Roman"/>
    </style:style>
    <style:style style:name="P49" style:family="paragraph" style:parent-style-name="Standard">
      <style:paragraph-properties fo:margin-top="0in" fo:margin-bottom="0in" style:contextual-spacing="true"/>
      <style:text-properties style:font-name="Times New Roman" fo:font-size="11pt" fo:font-weight="bold" style:font-name-asian="Times New Roman" style:font-size-asian="11pt" style:font-weight-asian="bold" style:font-name-complex="Times New Roman"/>
    </style:style>
    <style:style style:name="P50" style:family="paragraph" style:parent-style-name="Standard">
      <style:paragraph-properties fo:line-height="0.0146in"/>
      <style:text-properties style:font-name="Times New Roman" fo:font-size="11pt" fo:font-weight="bold" style:font-name-asian="Times New Roman" style:font-size-asian="11pt" style:font-weight-asian="bold" style:font-name-complex="Times New Roman"/>
    </style:style>
    <style:style style:name="P51" style:family="paragraph" style:parent-style-name="Standard">
      <style:paragraph-properties fo:line-height="0.0138in"/>
      <style:text-properties style:font-name="Times New Roman" fo:font-size="11pt" fo:font-weight="bold" style:font-name-asian="Times New Roman" style:font-size-asian="11pt" style:font-weight-asian="bold" style:font-name-complex="Times New Roman"/>
    </style:style>
    <style:style style:name="P52" style:family="paragraph" style:parent-style-name="Standard">
      <style:paragraph-properties fo:line-height="0.1563in"/>
      <style:text-properties style:font-name="Times New Roman" fo:font-size="11pt" fo:font-weight="bold" style:font-name-asian="Times New Roman" style:font-size-asian="11pt" style:font-weight-asian="bold" style:font-name-complex="Times New Roman"/>
    </style:style>
    <style:style style:name="P53" style:family="paragraph" style:parent-style-name="Standard">
      <style:paragraph-properties fo:line-height="0.2575in"/>
      <style:text-properties style:font-name="Times New Roman" fo:font-size="11pt" fo:font-weight="bold" style:font-name-asian="Times New Roman" style:font-size-asian="11pt" style:font-weight-asian="bold" style:font-name-complex="Times New Roman"/>
    </style:style>
    <style:style style:name="P54" style:family="paragraph" style:parent-style-name="Standard" style:list-style-name="WW8Num6">
      <style:paragraph-properties fo:margin-left="0.3335in" fo:margin-right="0in" style:line-height-at-least="0in" fo:text-indent="-0.252in" style:auto-text-indent="false">
        <style:tab-stops>
          <style:tab-stop style:position="0.3335in"/>
        </style:tab-stops>
      </style:paragraph-properties>
      <style:text-properties style:font-name="Times New Roman" fo:font-size="11pt" style:font-name-asian="Times New Roman" style:font-size-asian="11pt" style:font-name-complex="Times New Roman"/>
    </style:style>
    <style:style style:name="P55" style:family="paragraph" style:parent-style-name="Standard" style:list-style-name="WW8Num8">
      <style:paragraph-properties fo:margin-left="0.528in" fo:margin-right="0in" style:line-height-at-least="0in" fo:text-indent="-0.1362in" style:auto-text-indent="false">
        <style:tab-stops>
          <style:tab-stop style:position="0.528in"/>
        </style:tab-stops>
      </style:paragraph-properties>
      <style:text-properties style:font-name="Times New Roman" fo:font-size="11pt" style:font-name-asian="Times New Roman" style:font-size-asian="11pt" style:font-name-complex="Times New Roman"/>
    </style:style>
    <style:style style:name="P56" style:family="paragraph" style:parent-style-name="Standard" style:list-style-name="WW8Num8">
      <style:paragraph-properties fo:margin-left="0.528in" fo:margin-right="0in" style:line-height-at-least="0in" fo:text-indent="-0.2465in" style:auto-text-indent="false">
        <style:tab-stops>
          <style:tab-stop style:position="0.528in"/>
        </style:tab-stops>
      </style:paragraph-properties>
      <style:text-properties style:font-name="Times New Roman" fo:font-size="11pt" style:font-name-asian="Times New Roman" style:font-size-asian="11pt" style:font-name-complex="Times New Roman"/>
    </style:style>
    <style:style style:name="P57" style:family="paragraph" style:parent-style-name="Standard" style:list-style-name="WW8Num8">
      <style:paragraph-properties fo:margin-left="0.5693in" fo:margin-right="0in" style:line-height-at-least="0in" fo:text-indent="-0.2882in" style:auto-text-indent="false">
        <style:tab-stops>
          <style:tab-stop style:position="0.5693in"/>
        </style:tab-stops>
      </style:paragraph-properties>
      <style:text-properties style:font-name="Times New Roman" fo:font-size="11pt" style:font-name-asian="Times New Roman" style:font-size-asian="11pt" style:font-name-complex="Times New Roman"/>
    </style:style>
    <style:style style:name="P58" style:family="paragraph" style:parent-style-name="Standard" style:list-style-name="WW8Num8">
      <style:paragraph-properties fo:margin-left="0.528in" fo:margin-right="0.1665in" fo:line-height="98%" fo:text-indent="-0.1362in" style:auto-text-indent="false">
        <style:tab-stops>
          <style:tab-stop style:position="0.528in"/>
        </style:tab-stops>
      </style:paragraph-properties>
      <style:text-properties style:font-name="Times New Roman" fo:font-size="11pt" style:font-name-asian="Times New Roman" style:font-size-asian="11pt" style:font-name-complex="Times New Roman"/>
    </style:style>
    <style:style style:name="P59" style:family="paragraph" style:parent-style-name="Standard">
      <style:paragraph-properties fo:margin-left="0.0138in" fo:margin-right="0.4165in" fo:line-height="98%" fo:text-indent="0.2264in" style:auto-text-indent="false"/>
      <style:text-properties style:font-name="Times New Roman" fo:font-size="11pt" style:font-name-asian="Times New Roman" style:font-size-asian="11pt" style:font-name-complex="Times New Roman"/>
    </style:style>
    <style:style style:name="P60" style:family="paragraph" style:parent-style-name="Standard">
      <style:paragraph-properties fo:line-height="0.2055in"/>
      <style:text-properties style:font-name="Times New Roman" fo:font-size="11pt" style:font-name-asian="Times New Roman" style:font-size-asian="11pt" style:font-name-complex="Times New Roman"/>
    </style:style>
    <style:style style:name="P61" style:family="paragraph" style:parent-style-name="Standard">
      <style:paragraph-properties fo:line-height="0.2043in"/>
      <style:text-properties style:font-name="Times New Roman" fo:font-size="11pt" style:font-name-asian="Times New Roman" style:font-size-asian="11pt" style:font-name-complex="Times New Roman"/>
    </style:style>
    <style:style style:name="P62" style:family="paragraph" style:parent-style-name="Standard" style:list-style-name="WW8Num5">
      <style:paragraph-properties fo:margin-left="0.4957in" fo:margin-right="0in" fo:margin-top="0in" fo:margin-bottom="0in" style:contextual-spacing="true" fo:text-indent="-0.248in" style:auto-text-indent="false"/>
      <style:text-properties style:font-name="Times New Roman" fo:font-size="11pt" fo:language="en" fo:country="US" style:font-size-asian="11pt" style:font-name-complex="Times New Roman" style:font-size-complex="11pt"/>
    </style:style>
    <style:style style:name="P63" style:family="paragraph" style:parent-style-name="Standard">
      <style:paragraph-properties fo:margin-left="0.4957in" fo:margin-right="0in" fo:margin-top="0in" fo:margin-bottom="0in" style:contextual-spacing="true" fo:text-indent="0in" style:auto-text-indent="false"/>
      <style:text-properties style:font-name="Times New Roman" fo:font-size="11pt" fo:language="en" fo:country="US" style:font-size-asian="11pt" style:font-name-complex="Times New Roman" style:font-size-complex="11pt"/>
    </style:style>
    <style:style style:name="P64" style:family="paragraph" style:parent-style-name="Standard">
      <style:paragraph-properties fo:margin-top="0in" fo:margin-bottom="0in" style:contextual-spacing="true"/>
      <style:text-properties style:font-name="Times New Roman" fo:font-size="11pt" fo:language="en" fo:country="US" style:font-size-asian="11pt" style:font-name-complex="Times New Roman" style:font-size-complex="11pt"/>
    </style:style>
    <style:style style:name="P65" style:family="paragraph" style:parent-style-name="Standard">
      <style:paragraph-properties fo:line-height="0.2256in"/>
      <style:text-properties style:font-name="Times New Roman" style:font-name-asian="Times New Roman" style:font-name-complex="Times New Roman"/>
    </style:style>
    <style:style style:name="P66" style:family="paragraph" style:parent-style-name="Standard">
      <style:paragraph-properties fo:line-height="0.0335in"/>
      <style:text-properties style:font-name="Arial1" fo:font-size="11pt" fo:font-weight="bold" style:font-name-asian="Arial1" style:font-size-asian="11pt" style:font-weight-asian="bold" style:font-name-complex="Arial1"/>
    </style:style>
    <style:style style:name="P67" style:family="paragraph" style:parent-style-name="Standard">
      <style:paragraph-properties fo:line-height="0.0138in"/>
      <style:text-properties style:font-name="Arial1" fo:font-size="12pt" style:font-name-asian="Arial1" style:font-size-asian="12pt" style:font-name-complex="Arial1"/>
    </style:style>
    <style:style style:name="P68" style:family="paragraph" style:parent-style-name="Standard">
      <style:paragraph-properties fo:line-height="0.022in"/>
      <style:text-properties style:font-name="Arial1" fo:font-size="12pt" style:font-name-asian="Arial1" style:font-size-asian="12pt" style:font-name-complex="Arial1"/>
    </style:style>
    <style:style style:name="P69" style:family="paragraph" style:parent-style-name="Standard">
      <style:paragraph-properties fo:line-height="0.0118in"/>
      <style:text-properties style:font-name="Arial1" fo:font-size="12pt" style:font-name-asian="Arial1" style:font-size-asian="12pt" style:font-name-complex="Arial1"/>
    </style:style>
    <style:style style:name="P70" style:family="paragraph" style:parent-style-name="Standard">
      <style:paragraph-properties style:line-height-at-least="0in">
        <style:tab-stops>
          <style:tab-stop style:position="0.25in"/>
        </style:tab-stops>
      </style:paragraph-properties>
      <style:text-properties style:font-name="Arial1" fo:font-size="12pt" style:font-name-asian="Arial1" style:font-size-asian="12pt" style:font-name-complex="Arial1"/>
    </style:style>
    <style:style style:name="P71" style:family="paragraph" style:parent-style-name="Standard" style:list-style-name="WW8Num6">
      <style:paragraph-properties fo:margin-left="0.3335in" fo:margin-right="0in" style:line-height-at-least="0in" fo:text-indent="-0.252in" style:auto-text-indent="false">
        <style:tab-stops>
          <style:tab-stop style:position="0.3335in"/>
        </style:tab-stops>
      </style:paragraph-properties>
    </style:style>
    <style:style style:name="P72" style:family="paragraph" style:parent-style-name="Standard">
      <style:paragraph-properties fo:margin-left="0.0835in" fo:margin-right="0in" style:line-height-at-least="0in" fo:text-indent="0in" style:auto-text-indent="false"/>
    </style:style>
    <style:style style:name="P73" style:family="paragraph" style:parent-style-name="Standard">
      <style:paragraph-properties style:line-height-at-least="0in"/>
    </style:style>
    <style:style style:name="P74" style:family="paragraph" style:parent-style-name="Standard" style:list-style-name="WW8Num8">
      <style:paragraph-properties fo:margin-left="0.528in" fo:margin-right="0in" style:line-height-at-least="0in" fo:text-indent="-0.1362in" style:auto-text-indent="false">
        <style:tab-stops>
          <style:tab-stop style:position="0.528in"/>
        </style:tab-stops>
      </style:paragraph-properties>
    </style:style>
    <style:style style:name="P75" style:family="paragraph" style:parent-style-name="Standard" style:list-style-name="WW8Num9">
      <style:paragraph-properties fo:margin-left="0.25in" fo:margin-right="0in" style:line-height-at-least="0in" fo:text-indent="-0.1945in" style:auto-text-indent="false">
        <style:tab-stops>
          <style:tab-stop style:position="0.25in"/>
        </style:tab-stops>
      </style:paragraph-properties>
    </style:style>
    <style:style style:name="P76" style:family="paragraph" style:parent-style-name="Standard">
      <style:paragraph-properties style:line-height-at-least="0in">
        <style:tab-stops>
          <style:tab-stop style:position="6.2083in"/>
        </style:tab-stops>
      </style:paragraph-properties>
    </style:style>
    <style:style style:name="P77" style:family="paragraph" style:parent-style-name="Standard">
      <style:paragraph-properties fo:margin-left="0.6457in" fo:margin-right="0in" fo:text-indent="-0.3819in" style:auto-text-indent="false"/>
    </style:style>
    <style:style style:name="P78" style:family="paragraph" style:parent-style-name="Standard" style:list-style-name="WW8Num4">
      <style:paragraph-properties fo:margin-top="0in" fo:margin-bottom="0.111in" style:contextual-spacing="false" fo:line-height="107%"/>
    </style:style>
    <style:style style:name="P79" style:family="paragraph" style:parent-style-name="Standard">
      <style:paragraph-properties fo:line-height="0.2756in"/>
    </style:style>
    <style:style style:name="P80" style:family="paragraph" style:parent-style-name="Standard" style:list-style-name="WW8Num9">
      <style:paragraph-properties fo:margin-left="0.25in" fo:margin-right="0.3335in" fo:line-height="95%" fo:text-indent="-0.1945in" style:auto-text-indent="false">
        <style:tab-stops>
          <style:tab-stop style:position="0.25in"/>
        </style:tab-stops>
      </style:paragraph-properties>
    </style:style>
    <style:style style:name="P81" style:family="paragraph">
      <loext:graphic-properties draw:fill="solid" draw:fill-color="#000000"/>
    </style:style>
    <style:style style:name="P82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size="17pt" fo:font-weight="bold" style:font-name-asian="Times New Roman" style:font-size-asian="17pt" style:font-weight-asian="bold" style:font-name-complex="Times New Roman"/>
    </style:style>
    <style:style style:name="T4" style:family="text">
      <style:text-properties style:font-name="Times New Roman" fo:font-size="12pt" style:font-name-asian="Times New Roman" style:font-size-asian="12pt" style:font-name-complex="Times New Roman"/>
    </style:style>
    <style:style style:name="T5" style:family="text"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T6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1pt"/>
    </style:style>
    <style:style style:name="T7" style:family="text">
      <style:text-properties style:font-name="Times New Roman" fo:font-size="12pt" fo:font-weight="bold" officeooo:rsid="00048048" style:font-name-asian="Times New Roman" style:font-size-asian="12pt" style:font-weight-asian="bold" style:font-name-complex="Times New Roman" style:font-size-complex="11pt"/>
    </style:style>
    <style:style style:name="T8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1pt" style:font-weight-complex="normal"/>
    </style:style>
    <style:style style:name="T9" style:family="text">
      <style:text-properties style:font-name="Times New Roman" style:font-name-asian="Times New Roman" style:font-name-complex="Times New Roman"/>
    </style:style>
    <style:style style:name="T10" style:family="text">
      <style:text-properties style:font-name="Times New Roman" fo:font-size="11pt" style:font-size-asian="11pt" style:font-name-complex="Times New Roman" style:font-size-complex="11pt"/>
    </style:style>
    <style:style style:name="T11" style:family="text">
      <style:text-properties style:font-name="Times New Roman" fo:font-size="11pt" style:font-size-asian="11pt" style:font-name-complex="Times New Roman" style:font-size-complex="11pt" style:font-style-complex="italic"/>
    </style:style>
    <style:style style:name="T12" style:family="text">
      <style:text-properties style:font-name="Times New Roman" fo:font-size="11pt" style:font-name-asian="Times New Roman" style:font-size-asian="11pt" style:font-name-complex="Times New Roman"/>
    </style:style>
    <style:style style:name="T13" style:family="text">
      <style:text-properties style:font-name="Times New Roman" fo:font-size="11pt" fo:font-weight="bold" style:font-size-asian="11pt" style:font-weight-asian="bold" style:font-name-complex="Times New Roman"/>
    </style:style>
    <style:style style:name="T14" style:family="text">
      <style:text-properties style:font-name="Times New Roman" fo:font-size="11pt" fo:font-weight="bold" style:font-size-asian="11pt" style:font-weight-asian="bold" style:font-name-complex="Times New Roman" style:font-size-complex="11pt" style:font-style-complex="italic"/>
    </style:style>
    <style:style style:name="T15" style:family="text">
      <style:text-properties style:font-name="Times New Roman" fo:font-size="11pt" fo:font-weight="bold" style:font-name-asian="Arial1" style:font-size-asian="11pt" style:font-weight-asian="bold" style:font-name-complex="Times New Roman" style:font-size-complex="11pt"/>
    </style:style>
    <style:style style:name="T16" style:family="text">
      <style:text-properties style:font-name="Times New Roman" fo:font-size="11pt" fo:font-weight="bold" style:font-name-asian="Times New Roman" style:font-size-asian="11pt" style:font-weight-asian="bold" style:font-name-complex="Times New Roman"/>
    </style:style>
    <style:style style:name="T17" style:family="text">
      <style:text-properties style:font-name="Times New Roman" fo:font-size="11pt" fo:language="en" fo:country="US" fo:font-weight="bold" style:font-size-asian="11pt" style:font-weight-asian="bold" style:font-name-complex="Times New Roman" style:font-size-complex="11pt"/>
    </style:style>
    <style:style style:name="T18" style:family="text">
      <style:text-properties style:font-name="Times New Roman" fo:font-size="11pt" fo:language="en" fo:country="US" fo:font-weight="bold" style:font-size-asian="11pt" style:font-weight-asian="bold" style:font-name-complex="Times New Roman" style:font-size-complex="11pt" style:font-weight-complex="bold"/>
    </style:style>
    <style:style style:name="T19" style:family="text">
      <style:text-properties style:font-name="Times New Roman" fo:font-size="11pt" fo:language="en" fo:country="US" fo:font-weight="bold" officeooo:rsid="00048048" style:font-size-asian="11pt" style:font-weight-asian="bold" style:font-name-complex="Times New Roman" style:font-size-complex="11pt" style:font-weight-complex="bold"/>
    </style:style>
    <style:style style:name="T20" style:family="text">
      <style:text-properties style:font-name="Times New Roman" fo:font-size="11pt" fo:language="en" fo:country="US" fo:font-weight="bold" officeooo:rsid="00048048" style:font-size-asian="11pt" style:font-weight-asian="bold" style:font-name-complex="Times New Roman" style:font-size-complex="11pt"/>
    </style:style>
    <style:style style:name="T21" style:family="text">
      <style:text-properties style:font-name="Times New Roman" fo:font-size="11pt" fo:language="en" fo:country="US" style:font-size-asian="11pt" style:font-name-complex="Times New Roman" style:font-size-complex="11pt"/>
    </style:style>
    <style:style style:name="T22" style:family="text">
      <style:text-properties style:font-name="Times New Roman" fo:font-size="11pt" fo:language="en" fo:country="US" style:font-size-asian="11pt" style:font-name-complex="Times New Roman" style:font-size-complex="11pt" style:font-style-complex="italic"/>
    </style:style>
    <style:style style:name="T23" style:family="text">
      <style:text-properties style:font-name="Times New Roman" fo:font-size="11pt" fo:language="en" fo:country="US" style:font-name-asian="Times New Roman" style:font-size-asian="11pt" style:font-name-complex="Times New Roman" style:font-size-complex="11pt"/>
    </style:style>
    <style:style style:name="T24" style:family="text">
      <style:text-properties style:font-name="Times New Roman" fo:font-size="11pt" fo:language="en" fo:country="US" style:font-name-asian="SimSun" style:font-size-asian="11pt" style:font-name-complex="Times New Roman" style:font-size-complex="11pt"/>
    </style:style>
    <style:style style:name="T25" style:family="text">
      <style:text-properties style:font-name="Times New Roman" fo:font-size="11pt" fo:letter-spacing="-0.0055in" style:font-size-asian="11pt" style:font-name-complex="Times New Roman" style:font-size-complex="11pt" style:font-style-complex="italic"/>
    </style:style>
    <style:style style:name="T26" style:family="text">
      <style:text-properties style:font-name="Times New Roman" fo:font-size="11pt" fo:letter-spacing="-0.0043in" style:font-size-asian="11pt" style:font-name-complex="Times New Roman" style:font-size-complex="11pt" style:font-style-complex="italic"/>
    </style:style>
    <style:style style:name="T27" style:family="text">
      <style:text-properties style:font-name="Times New Roman" fo:font-size="11pt" fo:letter-spacing="-0.0043in" fo:font-weight="bold" style:font-size-asian="11pt" style:font-weight-asian="bold" style:font-name-complex="Times New Roman" style:font-size-complex="11pt" style:font-style-complex="italic"/>
    </style:style>
    <style:style style:name="T28" style:family="text">
      <style:text-properties style:font-name="Times New Roman" fo:font-size="11pt" fo:letter-spacing="-0.0047in" style:font-size-asian="11pt" style:font-name-complex="Times New Roman" style:font-size-complex="11pt" style:font-style-complex="italic"/>
    </style:style>
    <style:style style:name="T29" style:family="text">
      <style:text-properties style:font-name="Times New Roman" fo:font-size="11pt" fo:letter-spacing="-0.0047in" fo:font-weight="bold" style:font-size-asian="11pt" style:font-weight-asian="bold" style:font-name-complex="Times New Roman" style:font-size-complex="11pt" style:font-style-complex="italic"/>
    </style:style>
    <style:style style:name="T30" style:family="text">
      <style:text-properties style:font-name="Times New Roman" fo:font-size="11pt" fo:letter-spacing="0.0016in" fo:font-weight="bold" style:font-size-asian="11pt" style:font-weight-asian="bold" style:font-name-complex="Times New Roman" style:font-size-complex="11pt" style:font-style-complex="italic"/>
    </style:style>
    <style:style style:name="T31" style:family="text">
      <style:text-properties style:font-name="Times New Roman" fo:font-size="11pt" fo:letter-spacing="-0.0028in" fo:font-weight="bold" style:font-size-asian="11pt" style:font-weight-asian="bold" style:font-name-complex="Times New Roman" style:font-size-complex="11pt" style:font-style-complex="italic"/>
    </style:style>
    <style:style style:name="T32" style:family="text">
      <style:text-properties style:font-name="Times New Roman" fo:font-size="11pt" fo:letter-spacing="-0.0028in" style:font-size-asian="11pt" style:font-name-complex="Times New Roman" style:font-size-complex="11pt" style:font-style-complex="italic"/>
    </style:style>
    <style:style style:name="T33" style:family="text">
      <style:text-properties style:font-name="Times New Roman" fo:font-size="11pt" fo:letter-spacing="-0.0035in" fo:font-weight="bold" style:font-size-asian="11pt" style:font-weight-asian="bold" style:font-name-complex="Times New Roman" style:font-size-complex="11pt" style:font-style-complex="italic"/>
    </style:style>
    <style:style style:name="T34" style:family="text">
      <style:text-properties style:font-name="Times New Roman" fo:font-size="11pt" fo:letter-spacing="0.0008in" fo:font-weight="bold" style:font-size-asian="11pt" style:font-weight-asian="bold" style:font-name-complex="Times New Roman" style:font-size-complex="11pt" style:font-style-complex="italic"/>
    </style:style>
    <style:style style:name="T35" style:family="text">
      <style:text-properties style:font-name="Times New Roman" fo:font-size="11pt" style:font-name-asian="SimSun" style:font-size-asian="11pt" style:font-name-complex="Times New Roman" style:font-size-complex="11pt"/>
    </style:style>
    <style:style style:name="T36" style:family="text">
      <style:text-properties style:font-name="Times New Roman" style:font-name-complex="Times New Roman" style:font-style-complex="italic"/>
    </style:style>
    <style:style style:name="T37" style:family="text">
      <style:text-properties style:font-name="Times New Roman" fo:letter-spacing="-0.0055in" style:font-name-complex="Times New Roman" style:font-style-complex="italic"/>
    </style:style>
    <style:style style:name="T38" style:family="text">
      <style:text-properties style:font-name="Times New Roman" fo:letter-spacing="-0.0047in" style:font-name-complex="Times New Roman" style:font-style-complex="italic"/>
    </style:style>
    <style:style style:name="T39" style:family="text">
      <style:text-properties style:font-name="Times New Roman" fo:letter-spacing="-0.0063in" style:font-name-complex="Times New Roman" style:font-style-complex="italic"/>
    </style:style>
    <style:style style:name="T40" style:family="text">
      <style:text-properties style:font-name="Times New Roman" fo:letter-spacing="-0.0071in" style:font-name-complex="Times New Roman" style:font-style-complex="italic"/>
    </style:style>
    <style:style style:name="T41" style:family="text">
      <style:text-properties fo:font-size="12pt" style:font-size-asian="12pt" style:font-size-complex="12pt" style:font-style-complex="italic"/>
    </style:style>
    <style:style style:name="T42" style:family="text">
      <style:text-properties fo:font-size="12pt" fo:language="en" fo:country="US" style:font-size-asian="12pt" style:font-size-complex="12pt"/>
    </style:style>
    <style:style style:name="T43" style:family="text">
      <style:text-properties fo:font-size="12pt" fo:language="en" fo:country="US" style:font-size-asian="12pt" style:font-size-complex="12pt" style:font-style-complex="italic"/>
    </style:style>
    <style:style style:name="T44" style:family="text">
      <style:text-properties fo:font-size="12pt" fo:letter-spacing="-0.0028in" style:font-size-asian="12pt" style:font-size-complex="12pt" style:font-style-complex="italic"/>
    </style:style>
    <style:style style:name="T45" style:family="text">
      <style:text-properties fo:font-size="12pt" fo:letter-spacing="-0.0028in" fo:language="en" fo:country="US" style:font-size-asian="12pt" style:font-size-complex="12pt" style:font-style-complex="italic"/>
    </style:style>
    <style:style style:name="T46" style:family="text">
      <style:text-properties fo:font-size="12pt" fo:font-weight="bold" style:font-size-asian="12pt" style:font-weight-asian="bold" style:font-size-complex="12pt" style:font-style-complex="italic" style:font-weight-complex="bold"/>
    </style:style>
    <style:style style:name="T47" style:family="text">
      <style:text-properties fo:font-size="12pt" fo:font-style="italic" style:font-size-asian="12pt" style:font-style-asian="italic" style:font-size-complex="12pt"/>
    </style:style>
    <style:style style:name="T48" style:family="text">
      <style:text-properties fo:font-size="12pt" fo:letter-spacing="-0.0035in" style:font-size-asian="12pt" style:font-size-complex="12pt" style:font-style-complex="italic"/>
    </style:style>
    <style:style style:name="T49" style:family="text">
      <style:text-properties fo:color="#0000ff" loext:opacity="100%" style:font-name="Times New Roman" fo:font-size="12pt" style:font-name-asian="Times New Roman" style:font-size-asian="12pt" style:font-name-complex="Times New Roman"/>
    </style:style>
    <style:style style:name="T50" style:family="text">
      <style:text-properties style:font-name="Segoe UI" fo:font-size="10.5pt" fo:background-color="#ffffff" loext:char-shading-value="0" style:font-size-asian="10.5pt" style:font-name-complex="Segoe UI" style:font-size-complex="10.5pt"/>
    </style:style>
    <style:style style:name="T51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52" style:family="text">
      <style:text-properties style:font-name="Arial1" fo:font-size="11pt" fo:font-weight="bold" style:font-name-asian="Arial1" style:font-size-asian="11pt" style:font-weight-asian="bold" style:font-name-complex="Arial1"/>
    </style:style>
    <style:style style:name="T53" style:family="text">
      <style:text-properties style:font-name="Arial1" fo:font-size="12pt" style:font-name-asian="Arial1" style:font-size-asian="12pt" style:font-name-complex="Arial1"/>
    </style:style>
    <style:style style:name="T54" style:family="text">
      <style:text-properties fo:color="#000000" loext:opacity="100%" style:font-name="Times New Roman" fo:font-size="11pt" style:font-name-asian="Times New Roman" style:font-size-asian="11pt" style:font-name-complex="Times New Roman" style:font-size-complex="11pt"/>
    </style:style>
    <style:style style:name="T55" style:family="text">
      <style:text-properties fo:language="en" fo:country="US"/>
    </style:style>
    <style:style style:name="T56" style:family="text">
      <style:text-properties fo:language="en" fo:country="US" style:font-size-complex="11pt"/>
    </style:style>
    <style:style style:name="T57" style:family="text">
      <style:text-properties fo:language="en" fo:country="US" fo:font-weight="bold" style:font-weight-asian="bold" style:font-weight-complex="bold"/>
    </style:style>
    <style:style style:name="T58" style:family="text">
      <style:text-properties style:text-position="super 58%" style:font-name="Times New Roman" fo:font-size="11pt" fo:font-weight="bold" style:font-name-asian="Times New Roman" style:font-size-asian="11pt" style:font-weight-asian="bold" style:font-name-complex="Times New Roman"/>
    </style:style>
    <style:style style:name="T59" style:family="text">
      <style:text-properties style:font-style-complex="italic"/>
    </style:style>
    <style:style style:name="T60" style:family="text">
      <style:text-properties style:font-name="Roboto" fo:font-size="16pt" fo:language="en" fo:country="US" fo:font-weight="bold" style:font-size-asian="16pt" style:font-weight-asian="bold" style:font-name-complex="Roboto" style:font-size-complex="16pt" style:font-weight-complex="bold"/>
    </style:style>
    <style:style style:name="T61" style:family="text">
      <style:text-properties style:font-name="Roboto" fo:font-size="9pt" fo:language="en" fo:country="US" style:font-size-asian="9pt" style:font-name-complex="Roboto" style:font-size-complex="9pt"/>
    </style:style>
    <style:style style:name="T62" style:family="text">
      <style:text-properties fo:font-size="14pt" fo:language="en" fo:country="US" fo:font-weight="bold" style:font-size-asian="14pt" style:font-weight-asian="bold" style:font-size-complex="14pt"/>
    </style:style>
    <style:style style:name="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ffffff" draw:stroke-linejoin="miter" draw:fill="solid" draw:fill-color="#000000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071in" svg:stroke-color="#410082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3">Saloni Priya</text:span><text:span text:style-name="T3"/></text:p>
      <text:p text:style-name="P32"/>
      <text:p text:style-name="P31"><text:span text:style-name="T4">Mob: +91 703317586 |</text:span><text:span text:style-name="T49"> Email:priyasaloni227@gmail.com</text:span><text:span text:style-name="T4">|</text:span></text:p>
      <text:p text:style-name="P38"><draw:line text:anchor-type="char" draw:z-index="0" draw:style-name="gr2" draw:text-style-name="P82" svg:x1="3.389in" svg:y1="-0.0146in" svg:x2="5.7in" svg:y2="-0.0146in"><text:p/></draw:line></text:p>
      <text:p text:style-name="P39"/>
      <text:p text:style-name="P31"><text:span text:style-name="T4"><text:s/>LinkedIn: </text:span><text:a xlink:type="simple" xlink:href="https://www.linkedin.com/in/saloni-priya-433471203" text:style-name="Internet_20_link" text:visited-style-name="Visited_20_Internet_20_Link"><text:span text:style-name="Internet_20_link"><text:span text:style-name="T50">linkedin.com/in/saloni-priya-433471203</text:span></text:span></text:a></text:p>
      <text:p text:style-name="P38"><draw:frame draw:style-name="fr1" draw:name="Image1" text:anchor-type="char" svg:x="0.0516in" svg:y="0.1752in" svg:width="7.3626in" svg:height="0.2173in" draw:z-index="1"><draw:image xlink:href="Pictures/10000000000005860000002A1A58B2ECF0E6547E.png" xlink:type="simple" xlink:show="embed" xlink:actuate="onLoad" draw:mime-type="image/png"/></draw:frame></text:p>
      <text:p text:style-name="P41"/>
      <text:p text:style-name="P45">Career Objective</text:p>
      <text:p text:style-name="P34"/>
      <text:list xml:id="list2059210299" text:style-name="WW8Num6">
        <text:list-item>
          <text:p text:style-name="P54">Actively contribute to boost my professional career and personal growth in the firm.<text:span text:style-name="T52"/></text:p>
        </text:list-item>
      </text:list>
      <text:p text:style-name="P66"/>
      <text:list xml:id="list184155062769380" text:continue-numbering="true" text:style-name="WW8Num6">
        <text:list-item>
          <text:p text:style-name="P54">Upgrade my technical aptitude by constantly learning relevant skill set.<text:span text:style-name="T52"/></text:p>
        </text:list-item>
        <text:list-item>
          <text:p text:style-name="P71"><text:span text:style-name="T54">Seeking challenging assignments in Software Development with a technology-oriented organization and intend to build a career in a corporate environment of committed &amp; dedicated people, which will help me to explore myself fully and realize my potential</text:span><text:span text:style-name="T15"/></text:p>
        </text:list-item>
      </text:list>
      <text:p text:style-name="P33"><draw:frame draw:style-name="fr1" draw:name="Image2" text:anchor-type="char" svg:x="0.0516in" svg:y="0.261in" svg:width="7.3626in" svg:height="0.2165in" draw:z-index="2"><draw:image xlink:href="Pictures/10000000000005860000002AD6AF8E0894905DCC.png" xlink:type="simple" xlink:show="embed" xlink:actuate="onLoad" draw:mime-type="image/png"/></draw:frame></text:p>
      <text:p text:style-name="P42"/>
      <text:p text:style-name="P45">Work Experience<text:span text:style-name="T15"/></text:p>
      <text:section text:style-name="Sect1" text:name="Section1">
        <text:p text:style-name="P35"/>
        <text:p text:style-name="P43"/>
        <text:list xml:id="list763886647" text:style-name="WW8Num2">
          <text:list-item>
            <text:p text:style-name="P13">Top mentor during internship and Training<text:line-break/> <text:s text:c="3"/>Duration: Dec 2023 to May 2024<text:span text:style-name="T18"/></text:p>
            <text:p text:style-name="P29"><text:span text:style-name="T18"><text:s text:c="4"/></text:span><text:span text:style-name="T21">Tableau projects </text:span><text:span text:style-name="T18"/></text:p>
            <text:p text:style-name="P18"><text:span text:style-name="T51"><text:s text:c="4"/></text:span>Data preparation: How was the data cleaned and prepared for analysis<text:span text:style-name="T18"/></text:p>
            <text:p text:style-name="P29"><text:span text:style-name="T19"><text:s text:c="4"/></text:span>Data modeling: Describe any data blending or joining performed<text:span text:style-name="T18"/></text:p>
            <text:p text:style-name="P29"><text:span text:style-name="T18"><text:s text:c="4"/></text:span>Visualization: Describe the types of visualizations created (e.g., bar charts, line graphs, dashboards).<text:span text:style-name="T18"/></text:p>
            <text:p text:style-name="P29"><text:span text:style-name="T18"><text:s text:c="4"/></text:span><text:span text:style-name="T10">SQL projects</text:span><text:span text:style-name="T18">, </text:span><text:span text:style-name="T10">Python projects</text:span><text:span text:style-name="T18">, </text:span><text:span text:style-name="T8">Ml projects</text:span><text:span text:style-name="T6"><text:line-break/></text:span><text:span text:style-name="T18"/></text:p>
            <text:p text:style-name="P20"><text:span text:style-name="T7">2. </text:span><text:span text:style-name="T13">Organization Name: </text:span><text:span text:style-name="T17">Chp Softech Pvt. Ltd.- Muzaffarpur</text:span></text:p>
          </text:list-item>
        </text:list>
        <text:p text:style-name="P44"/>
        <text:p text:style-name="P72"><text:span text:style-name="T16">Role: Junior Web Developer<text:line-break/>Duration: 1</text:span><text:span text:style-name="T58">st</text:span><text:span text:style-name="T16"> Sep 2021 to 1</text:span><text:span text:style-name="T58">st</text:span><text:span text:style-name="T16"> Sep 2022</text:span></text:p>
        <text:list text:style-name="WW8Num15">
          <text:list-item>
            <text:p text:style-name="P21"><text:span text:style-name="T21">Having 1+ years of extensive experience in the field of frontend developer</text:span><text:span text:style-name="T21"/></text:p>
          </text:list-item>
          <text:list-item>
            <text:p text:style-name="P22"><text:span text:style-name="T11">Web</text:span><text:span text:style-name="T25"> </text:span><text:span text:style-name="T11">Testing</text:span><text:span text:style-name="T26"> </text:span><text:span text:style-name="T11">and</text:span><text:span text:style-name="T25"> </text:span><text:span text:style-name="T11">Database</text:span><text:span text:style-name="T28"> </text:span><text:span text:style-name="T11">Testing.</text:span><text:span text:style-name="T21"/></text:p>
          </text:list-item>
          <text:list-item>
            <text:p text:style-name="P23"><text:span text:style-name="T36">Creating</text:span><text:span text:style-name="T37"> </text:span><text:span text:style-name="T36">and</text:span><text:span text:style-name="T37"> </text:span><text:span text:style-name="T36">sending</text:span><text:span text:style-name="T37"> </text:span><text:span text:style-name="T36">Test</text:span><text:span text:style-name="T38"> </text:span><text:span text:style-name="T36">Packages</text:span><text:span text:style-name="T37"> </text:span><text:span text:style-name="T36">to</text:span><text:span text:style-name="T37"> </text:span><text:span text:style-name="T36">client.</text:span><text:span text:style-name="T22"/></text:p>
          </text:list-item>
          <text:list-item>
            <text:p text:style-name="P23"><text:span text:style-name="T36">Testing</text:span><text:span text:style-name="T39"> </text:span><text:span text:style-name="T36">Web</text:span><text:span text:style-name="T37"> </text:span><text:span text:style-name="T36">Applications</text:span><text:span text:style-name="T37"> </text:span><text:span text:style-name="T36">in</text:span><text:span text:style-name="T37"> </text:span><text:span text:style-name="T36">different</text:span><text:span text:style-name="T37"> </text:span><text:span text:style-name="T36">Operating</text:span><text:span text:style-name="T37"> </text:span><text:span text:style-name="T36">Systems</text:span><text:span text:style-name="T38"> </text:span><text:span text:style-name="T36">and</text:span><text:span text:style-name="T40"> </text:span><text:span text:style-name="T36">Browsers.</text:span><text:span text:style-name="T22"/></text:p>
          </text:list-item>
          <text:list-item>
            <text:p text:style-name="P9">Work with senior developer to manage large, complex design projects for corporate clients.<text:span text:style-name="T21"/></text:p>
          </text:list-item>
        </text:list>
        <text:p text:style-name="P10"/>
        <text:p text:style-name="P12">Projects Done: <text:span text:style-name="T21"/></text:p>
        <text:list text:style-name="WW8Num1">
          <text:list-item>
            <text:p text:style-name="P11">RSS College (https://rsscollegechochahan.in/)<text:span text:style-name="T21"/></text:p>
          </text:list-item>
          <text:list-item>
            <text:p text:style-name="P11">Vigyan Darpan Shop <text:span text:style-name="T21"/></text:p>
          </text:list-item>
          <text:list-item>
            <text:p text:style-name="P8"><text:span text:style-name="T55">Bps College</text:span><text:span text:style-name="T21"/></text:p>
          </text:list-item>
        </text:list>
        <text:p text:style-name="P15"/>
        <text:p text:style-name="P16"/>
        <text:list xml:id="list184155676382602" text:continue-list="list763886647" text:style-name="WW8Num2">
          <text:list-header>
            <text:p text:style-name="P20"><text:span text:style-name="T20">3. </text:span><text:span text:style-name="T13">Current Organization : </text:span><text:span text:style-name="T18">GetUpForChange services Pvt Ltd <text:s text:c="8"/><text:tab/> <text:s text:c="97"/></text:span><text:span text:style-name="T60"/></text:p>
          </text:list-header>
        </text:list>
        <text:p text:style-name="P73"><text:span text:style-name="T16"><text:s text:c="4"/>Role: </text:span><text:span text:style-name="T18">Data Annotator <text:line-break/> <text:s text:c="3"/>Duration: Nov 2022 to Present</text:span><text:span text:style-name="T60"/></text:p>
        <text:list text:style-name="WW8Num16">
          <text:list-item>
            <text:p text:style-name="P26"><text:span text:style-name="T21">Having 1+ years of <text:s text:c="2"/>extensive experience in the field of Data labelling and analysing.</text:span><text:span text:style-name="T21"/></text:p>
          </text:list-item>
        </text:list>
        <text:list xml:id="list716492285" text:style-name="WW8Num5">
          <text:list-item>
            <text:p text:style-name="P27"><text:span text:style-name="T21">Created Power BI Report (Using Eclipse IDE)</text:span><text:span text:style-name="T21"/></text:p>
          </text:list-item>
          <text:list-item>
            <text:p text:style-name="P27"><text:span text:style-name="T21">Exploring Python coding for Internal projects.</text:span><text:span text:style-name="T21"/></text:p>
          </text:list-item>
          <text:list-item>
            <text:p text:style-name="P27"><text:span text:style-name="T21">Analyzing Raw data to prepare the chart and help team to prepare the chart presentation.</text:span><text:span text:style-name="T61"><text:tab/></text:span><text:span text:style-name="T61"/></text:p>
          </text:list-item>
        </text:list>
        <text:p text:style-name="P19"><text:tab/> <text:s text:c="7"/><text:span text:style-name="T61"/></text:p>
        <text:p text:style-name="P77"><text:span text:style-name="T23"><text:s/></text:span><text:span text:style-name="T18">Projects Done:</text:span><text:span text:style-name="T61"/></text:p>
        <text:list xml:id="list184155976324638" text:continue-numbering="true" text:style-name="WW8Num5">
          <text:list-item>
            <text:p text:style-name="P62">Label Studio (Annotation)<text:span text:style-name="T21"/></text:p>
          </text:list-item>
          <text:list-item>
            <text:p text:style-name="P62">Raw Data Analysis<text:span text:style-name="T21"/></text:p>
          </text:list-item>
          <text:list-item>
            <text:p text:style-name="P62">Text Labelling<text:span text:style-name="T21"/></text:p>
          </text:list-item>
          <text:list-item>
            <text:p text:style-name="P62">Fraud Case<text:span text:style-name="T21"/></text:p>
          </text:list-item>
          <text:list-item>
            <text:p text:style-name="P62">Fir Crawling<text:span text:style-name="T21"/></text:p>
          </text:list-item>
        </text:list>
        <text:p text:style-name="P63"/>
        <text:p text:style-name="P64"/>
        <text:p text:style-name="P49"><draw:frame draw:style-name="fr1" draw:name="Image3" text:anchor-type="char" svg:x="-0.0736in" svg:y="0in" svg:width="7.3626in" svg:height="0.2165in" draw:z-index="3"><draw:image xlink:href="Pictures/10000000000005860000002AD6AF8E0894905DCC.png" xlink:type="simple" xlink:show="embed" xlink:actuate="onLoad" draw:mime-type="image/png"/></draw:frame>Top Mentor Project<text:span text:style-name="T21"/></text:p>
        <text:list xml:id="list1181897746" text:style-name="WW8Num8">
          <text:list-item>
            <text:p text:style-name="P46">Supply Chain Analytics (End to End)<text:span text:style-name="T53"/></text:p>
          </text:list-item>
        </text:list>
        <text:p text:style-name="P67"/>
        <text:list xml:id="list184155204603283" text:continue-numbering="true" text:style-name="WW8Num8">
          <text:list-item>
            <text:list>
              <text:list-item>
                <text:list>
                  <text:list-item>
                    <text:p text:style-name="P74"><text:span text:style-name="T12">Developed a predictive model based on Logistics, Order and Inventory.</text:span><text:span text:style-name="T16"/></text:p>
                  </text:list-item>
                </text:list>
              </text:list-item>
            </text:list>
          </text:list-item>
        </text:list>
        <text:p text:style-name="P50"><text:soft-page-break/></text:p>
        <text:list xml:id="list184155574527176" text:continue-numbering="true" text:style-name="WW8Num8">
          <text:list-item>
            <text:list>
              <text:list-item>
                <text:list>
                  <text:list-item>
                    <text:p text:style-name="P55">Increase in the business value by 30 % using Data Science and Analytics.<text:span text:style-name="T16"/></text:p>
                  </text:list-item>
                </text:list>
              </text:list-item>
            </text:list>
          </text:list-item>
          <text:list-item>
            <text:p text:style-name="P46">Google play store app analysis (Business Impact and Accuracy – 78%)<text:span text:style-name="T53"/></text:p>
          </text:list-item>
        </text:list>
        <text:p text:style-name="P68"/>
        <text:list xml:id="list184154922639464" text:continue-numbering="true" text:style-name="WW8Num8">
          <text:list-item>
            <text:list>
              <text:list-item>
                <text:list>
                  <text:list-item>
                    <text:p text:style-name="P58">Have done data analysis on dataset of Google play store apps. - Using python libraries in order to extract the required data.<text:span text:style-name="T16"/></text:p>
                  </text:list-item>
                </text:list>
              </text:list-item>
            </text:list>
          </text:list-item>
          <text:list-item>
            <text:p text:style-name="P46">Telecom Churn Prediction (Business Impact – 60%)<text:span text:style-name="T53"/></text:p>
          </text:list-item>
        </text:list>
        <text:p text:style-name="P67"/>
        <text:list xml:id="list184156279510335" text:continue-numbering="true" text:style-name="WW8Num8">
          <text:list-item>
            <text:list>
              <text:list-item>
                <text:p text:style-name="P57">Telecom Churn prediction based on various geographical dimensions and CDR Data.<text:span text:style-name="T16"/></text:p>
              </text:list-item>
            </text:list>
          </text:list-item>
        </text:list>
        <text:p text:style-name="P51"/>
        <text:list xml:id="list184155499712012" text:continue-numbering="true" text:style-name="WW8Num8">
          <text:list-item>
            <text:list>
              <text:list-item>
                <text:p text:style-name="P56">Customer Feedback Analysis based on Textual Data Mining.<text:span text:style-name="T16"/></text:p>
              </text:list-item>
            </text:list>
          </text:list-item>
        </text:list>
        <text:p text:style-name="P36"/>
        <text:p text:style-name="P37"><draw:frame draw:style-name="fr1" draw:name="Image4" text:anchor-type="char" svg:x="0.0098in" svg:y="0.1563in" svg:width="7.3626in" svg:height="0.2165in" draw:z-index="4"><draw:image xlink:href="Pictures/10000000000005860000002A78A2C1AD395C6F89.png" xlink:type="simple" xlink:show="embed" xlink:actuate="onLoad" draw:mime-type="image/png"/></draw:frame></text:p>
        <text:p text:style-name="P45">Academics<text:span text:style-name="T16"/></text:p>
        <text:p text:style-name="P47"/>
        <text:list text:style-name="WW8Num4">
          <text:list-item>
            <text:p text:style-name="P78"><text:span text:style-name="T51">Data Science Course from Top Mentor<text:line-break/></text:span><text:span text:style-name="T18"> <text:s text:c="4"/></text:span><text:span text:style-name="T21">Attended Online classes and preparing for Python and Data analyzing course.</text:span><text:span text:style-name="T42"/></text:p>
          </text:list-item>
          <text:list-item>
            <text:p text:style-name="P78"><text:span text:style-name="T18">MCA</text:span><text:span text:style-name="T21">: </text:span><text:span text:style-name="T17">Masters in Computer Application - 2021</text:span><text:span text:style-name="T42"><text:line-break/> <text:s text:c="11"/></text:span><text:span text:style-name="T21">Bihar University with aggregate of 85%</text:span><text:span text:style-name="T62"/></text:p>
          </text:list-item>
          <text:list-item>
            <text:p text:style-name="P28"><text:span text:style-name="T14">BCA</text:span><text:span text:style-name="T30"> </text:span><text:span text:style-name="T14">from</text:span><text:span text:style-name="T31"> </text:span><text:span text:style-name="T14">MDDM</text:span><text:span text:style-name="T33"> </text:span><text:span text:style-name="T14">college,</text:span><text:span text:style-name="T31"> </text:span><text:span text:style-name="T14">Muzaffarpur,</text:span><text:span text:style-name="T31"> </text:span><text:span text:style-name="T14">Bihar(2013-16)</text:span><text:span text:style-name="T44"> <text:line-break/></text:span><text:span text:style-name="T45"> <text:s text:c="12"/></text:span><text:span text:style-name="T11">with</text:span><text:span text:style-name="T32"> </text:span><text:span text:style-name="T11">aggregate</text:span><text:span text:style-name="T32"> </text:span><text:span text:style-name="T11">of</text:span><text:span text:style-name="T32"> </text:span><text:span text:style-name="T11">78%.</text:span><text:bookmark-start text:name="_Hlk110023355"/><text:span text:style-name="T46"><text:line-break/></text:span><text:span text:style-name="T47"/></text:p>
          </text:list-item>
          <text:list-item>
            <text:p text:style-name="P28"><text:span text:style-name="T14">10+2</text:span><text:span text:style-name="T30"> </text:span><text:span text:style-name="T14">from</text:span><text:span text:style-name="T31"> </text:span><text:span text:style-name="T14">MDDM</text:span><text:span text:style-name="T33"> </text:span><text:span text:style-name="T14">college,</text:span><text:span text:style-name="T31"> </text:span><text:span text:style-name="T14">Muzaffarpur,</text:span><text:span text:style-name="T31"> </text:span><text:span text:style-name="T14">Bihar(2011-13)</text:span><text:span text:style-name="T44"> </text:span><text:span text:style-name="T45"><text:s text:c="3"/><text:line-break/> <text:s text:c="11"/></text:span><text:span text:style-name="T11">with</text:span><text:span text:style-name="T32"> </text:span><text:span text:style-name="T11">aggregate</text:span><text:span text:style-name="T32"> </text:span><text:span text:style-name="T11">of</text:span><text:span text:style-name="T32"> </text:span><text:span text:style-name="T11">60%.</text:span><text:bookmark-end text:name="_Hlk110023355"/><text:span text:style-name="T46"><text:line-break/></text:span><text:span text:style-name="T47"/></text:p>
          </text:list-item>
          <text:list-item>
            <text:p text:style-name="P28"><text:span text:style-name="T14">10th</text:span><text:span text:style-name="T34"> </text:span><text:span text:style-name="T14">from</text:span><text:span text:style-name="T33"> </text:span><text:span text:style-name="T14">St.</text:span><text:span text:style-name="T29"> </text:span><text:span text:style-name="T14">Tenua </text:span><text:span text:style-name="T27"><text:s/></text:span><text:span text:style-name="T14">High</text:span><text:span text:style-name="T27"> </text:span><text:span text:style-name="T14">School,</text:span><text:span text:style-name="T27"> </text:span><text:span text:style-name="T14">Bihar(2010-11)</text:span><text:span text:style-name="T41"><text:line-break/></text:span><text:span text:style-name="T43"> <text:s text:c="9"/></text:span><text:span text:style-name="T48"><text:s/></text:span><text:span text:style-name="T11">with</text:span><text:span text:style-name="T26"> </text:span><text:span text:style-name="T11">aggregate</text:span><text:span text:style-name="T26"> </text:span><text:span text:style-name="T11">of</text:span><text:span text:style-name="T26"> </text:span><text:span text:style-name="T11">61.8%</text:span><text:span text:style-name="T41"/></text:p>
          </text:list-item>
        </text:list>
        <text:p text:style-name="P79"><draw:frame draw:style-name="fr2" draw:name="Image5" text:anchor-type="char" svg:x="0.4492in" svg:y="5.8972in" svg:width="7.3626in" svg:height="0.2201in" draw:z-index="7"><draw:image xlink:href="Pictures/10000000000005860000002A1A58B2ECF0E6547E.png" xlink:type="simple" xlink:show="embed" xlink:actuate="onLoad" draw:mime-type="image/png"/></draw:frame><text:span text:style-name="T9"><text:line-break/></text:span><text:span text:style-name="T16">Certification</text:span><text:span text:style-name="T41"/></text:p>
        <text:list xml:id="list1438964448" text:style-name="WW8Num9">
          <text:list-item>
            <text:p text:style-name="P80"><text:span text:style-name="T12">Successfully completed training and certification in as a Tableau Developer, Python with Data Analysis, SQL with Data Analysis, ML with Data Analysis. </text:span><text:span text:style-name="T53"/></text:p>
          </text:list-item>
        </text:list>
        <text:p text:style-name="P69"/>
        <text:list xml:id="list184155086782569" text:continue-numbering="true" text:style-name="WW8Num9">
          <text:list-item>
            <text:p text:style-name="P75"><text:span text:style-name="T12">Master in Data Science and Analytics – Top mentor (December 2023 – May 2024)</text:span><text:span text:style-name="T53"/></text:p>
          </text:list-item>
        </text:list>
        <text:p text:style-name="P1"/>
        <text:p text:style-name="P70"><draw:frame draw:style-name="fr1" draw:name="Image6" text:anchor-type="char" svg:x="-0.1063in" svg:y="0.1807in" svg:width="7.3626in" svg:height="0.2165in" draw:z-index="8"><draw:image xlink:href="Pictures/10000000000005860000002AD6AF8E0894905DCC.png" xlink:type="simple" xlink:show="embed" xlink:actuate="onLoad" draw:mime-type="image/png"/></draw:frame></text:p>
        <text:p text:style-name="P48">Skills<text:span text:style-name="T53"/></text:p>
        <text:p text:style-name="P52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list xml:id="list3484988276" text:style-name="WW8Num14">
                <text:list-item>
                  <text:p text:style-name="P5">HTML (Intermediate)<text:span text:style-name="T24"/></text:p>
                </text:list-item>
              </text:list>
              <text:list xml:id="list4159775124" text:style-name="WW8Num18">
                <text:list-item>
                  <text:p text:style-name="P6">CSS (Intermediate)<text:span text:style-name="T24"/></text:p>
                </text:list-item>
                <text:list-item>
                  <text:p text:style-name="P6">BOOTSTRAP (Intermediate)<text:span text:style-name="T24"/></text:p>
                </text:list-item>
                <text:list-item>
                  <text:p text:style-name="P6">Python (Basics)<text:span text:style-name="T24"/></text:p>
                </text:list-item>
                <text:list-item>
                  <text:p text:style-name="P6">Power BI (Basics)<text:span text:style-name="T24"/></text:p>
                </text:list-item>
              </text:list>
            </table:table-cell>
          </table:table-row>
          <table:table-row table:style-name="Table1.1">
            <table:table-cell table:style-name="Table1.A1" office:value-type="string">
              <text:list xml:id="list184155223106764" text:continue-list="list3484988276" text:style-name="WW8Num14">
                <text:list-item>
                  <text:p text:style-name="P3">DBMS (Basics)<text:span text:style-name="T35"/></text:p>
                </text:list-item>
              </text:list>
              <text:list xml:id="list184155670025955" text:continue-list="list4159775124" text:style-name="WW8Num18">
                <text:list-item>
                  <text:p text:style-name="P4">SQL (Basics)<text:span text:style-name="T35"/></text:p>
                </text:list-item>
                <text:list-item>
                  <text:p text:style-name="P2"><text:span text:style-name="T24">Tableau </text:span><text:span text:style-name="T35">(Basics)</text:span><text:span text:style-name="T35"/></text:p>
                </text:list-item>
                <text:list-item>
                  <text:p text:style-name="P2"><text:span text:style-name="T24">ML </text:span><text:span text:style-name="T35">(Basics)</text:span><text:span text:style-name="T35"/></text:p>
                </text:list-item>
                <text:list-item>
                  <text:p text:style-name="P6">MS Excel (Advanced)<text:span text:style-name="T35"/></text:p>
                </text:list-item>
                <text:list-item>
                  <text:p text:style-name="P6">Data Science (Basics)<text:span text:style-name="T35"/></text:p>
                </text:list-item>
                <text:list-item>
                  <text:p text:style-name="P6">Data Annotation (Competent)<text:span text:style-name="T35"/></text:p>
                </text:list-item>
              </text:list>
            </table:table-cell>
          </table:table-row>
        </table:table>
        <text:p text:style-name="P53"/>
        <text:p text:style-name="P53"><draw:frame draw:style-name="fr1" draw:name="Image7" text:anchor-type="char" svg:x="-0.1563in" svg:y="0.0398in" svg:width="7.3626in" svg:height="0.2583in" draw:z-index="9"><draw:image xlink:href="Pictures/10000000000005860000002A78A2C1AD395C6F89.png" xlink:type="simple" xlink:show="embed" xlink:actuate="onLoad" draw:mime-type="image/png"/></draw:frame>Declaration<text:span text:style-name="T53"/></text:p>
        <text:p text:style-name="P65"/>
        <text:p text:style-name="P59">I hereby declare that the details mentioned above in my resume are correct to the best of my knowledge and belief.<text:span text:style-name="T53"/></text:p>
        <text:p text:style-name="P60"/>
        <text:p text:style-name="P73"><text:span text:style-name="T12">Date: 29-05-2024</text:span><text:span text:style-name="T53"/></text:p>
        <text:p text:style-name="P61"/>
        <text:p text:style-name="P76"><text:span text:style-name="T12">Place: Bangalore</text:span><text:span text:style-name="T9"><text:tab/></text:span><text:span text:style-name="T12">S</text:span><draw:custom-shape text:anchor-type="char" draw:z-index="5" draw:style-name="gr1" draw:text-style-name="P81" svg:width="0.015in" svg:height="0.0142in" svg:x="2.4563in" svg:y="-1.1984in"><text:p/><draw:enhanced-geometry svg:viewBox="0 0 21600 21600" draw:type="rectangle" draw:enhanced-path="M 0 0 L 21600 0 21600 21600 0 21600 0 0 Z N"/></draw:custom-shape><draw:custom-shape text:anchor-type="char" draw:z-index="6" draw:style-name="gr1" draw:text-style-name="P81" svg:width="0.015in" svg:height="0.0142in" svg:x="6.498in" svg:y="-1.1984in"><text:p/><draw:enhanced-geometry svg:viewBox="0 0 21600 21600" draw:type="rectangle" draw:enhanced-path="M 0 0 L 21600 0 21600 21600 0 21600 0 0 Z N"/></draw:custom-shape><text:span text:style-name="T12">aloni Pri</text:span><text:span text:style-name="T53"/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Segoe UI" svg:font-family="'Segoe UI'" style:font-family-generic="swiss" style:font-pitch="variable"/>
    <style:font-face style:name="SimSun" svg:font-family="SimSun, 宋体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fo:language="en" fo:country="IN" style:font-name-asian="Calibri" style:font-family-asian="Calibri" style:font-family-generic-asian="swiss" style:font-pitch-asian="variable" style:font-size-asian="10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_20_Spacing" style:display-name="No Spacing" style:family="paragraph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.5pt" fo:language="pl" fo:country="PL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.5pt" style:language-complex="ar" style:country-complex="SA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Paragraph" style:display-name="Table Paragraph" style:family="paragraph" style:parent-style-name="Standard">
      <style:paragraph-properties fo:margin-left="0.5756in" fo:margin-right="0in" fo:margin-top="0.0839in" fo:margin-bottom="0in" style:contextual-spacing="false" fo:orphans="0" fo:widows="0" fo:text-indent="0in" style:auto-text-indent="false" style:text-autospace="none"/>
      <style:text-properties style:font-name="Roboto" fo:font-family="Roboto" style:font-pitch="variable" fo:font-size="11pt" fo:language="en" fo:country="US" style:font-name-asian="Roboto" style:font-family-asian="Roboto" style:font-pitch-asian="variable" style:font-size-asian="11pt" style:font-name-complex="Roboto" style:font-family-complex="Roboto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8pt"/>
    </style:style>
    <style:style style:name="WW8Num2z0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3z0" style:family="text">
      <style:text-properties style:font-name="Symbol" fo:font-family="Symbol" style:font-family-generic="roman" style:font-pitch="variable" style:font-charset="x-symbol" fo:font-size="9pt" style:font-size-asian="9pt" style:font-name-complex="Symbol" style:font-family-complex="Symbol" style:font-family-generic-complex="roman" style:font-pitch-complex="variable" style:font-charset-complex="x-symbol" style:font-size-complex="9pt"/>
    </style:style>
    <style:style style:name="WW8Num4z0" style:family="text"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ymbol" style:font-family-complex="Symbol" style:font-family-generic-complex="roman" style:font-pitch-complex="variable" style:font-charset-complex="x-symbol" style:font-size-complex="9pt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o_20_Spacing_20_Char" style:display-name="No Spacing Char" style:family="text">
      <style:text-properties fo:font-size="10.5pt" fo:language="pl" fo:country="PL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loext:num-list-format="%2%.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7335in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335in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335in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335in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335in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335in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335in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335in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33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9165in"/>
        </style:list-level-properties>
        <style:text-properties style:font-name="OpenSymbol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165in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165in"/>
        </style:list-level-properties>
        <style:text-properties style:font-name="Wingdings"/>
      </text:list-level-style-bullet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165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165in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165in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165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165in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16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1.2335in"/>
        </style:list-level-properties>
        <style:text-properties style:font-name="Open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7335in"/>
        </style:list-level-properties>
        <style:text-properties style:font-name="Courier New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.2335in"/>
        </style:list-level-properties>
        <style:text-properties style:font-name="Wingdings"/>
      </text:list-level-style-bullet>
      <text:list-level-style-bullet text:level="4" text:style-name="WW8Num19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7335in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.2335in"/>
        </style:list-level-properties>
        <style:text-properties style:font-name="Courier New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7335in"/>
        </style:list-level-properties>
        <style:text-properties style:font-name="Wingdings"/>
      </text:list-level-style-bullet>
      <text:list-level-style-bullet text:level="7" text:style-name="WW8Num19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.2335in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7335in"/>
        </style:list-level-properties>
        <style:text-properties style:font-name="Courier New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.233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783in" fo:margin-bottom="0in" fo:margin-left="0.5555in" fo:margin-right="0.611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>priyasaloni227@gmail.com</meta:initial-creator>
    <meta:creation-date>2024-05-29T17:06:00</meta:creation-date>
    <dc:date>2024-07-29T18:41:53.982000000</dc:date>
    <meta:editing-cycles>3</meta:editing-cycles>
    <meta:editing-duration>PT9M22S</meta:editing-duration>
    <meta:document-statistic meta:table-count="1" meta:image-count="7" meta:object-count="0" meta:page-count="2" meta:paragraph-count="73" meta:word-count="565" meta:character-count="3786" meta:non-whitespace-character-count="3115"/>
    <meta:generator>LibreOffice/7.5.3.2$Windows_X86_64 LibreOffice_project/9f56dff12ba03b9acd7730a5a481eea045e468f3</meta:generator>
  </office:meta>
</office:document-meta>
</file>